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fo:language="en" fo:country="US" officeooo:rsid="001f289a" officeooo:paragraph-rsid="001f289a" style:font-size-asian="14pt" style:font-size-complex="14pt"/>
    </style:style>
    <style:style style:name="P2" style:family="paragraph" style:parent-style-name="Standard">
      <style:paragraph-properties fo:line-height="150%"/>
      <style:text-properties fo:font-size="14pt" fo:language="en" fo:country="US" officeooo:rsid="001f289a" officeooo:paragraph-rsid="0020cebf" style:font-size-asian="14pt" style:font-size-complex="14pt"/>
    </style:style>
    <style:style style:name="P3" style:family="paragraph" style:parent-style-name="Standard">
      <style:paragraph-properties fo:line-height="150%"/>
      <style:text-properties fo:font-size="14pt" fo:language="en" fo:country="US" fo:font-weight="bold" officeooo:rsid="001f289a" officeooo:paragraph-rsid="001f289a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/>
      <style:text-properties fo:font-size="14pt" fo:language="en" fo:country="US" fo:font-weight="normal" officeooo:rsid="001f289a" officeooo:paragraph-rsid="001f289a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/>
      <style:text-properties fo:font-size="18pt" fo:language="en" fo:country="US" fo:text-shadow="1pt 1pt" officeooo:rsid="001f289a" officeooo:paragraph-rsid="001f289a" style:font-size-asian="18pt" style:font-size-complex="18pt"/>
    </style:style>
    <style:style style:name="T1" style:family="text">
      <style:text-properties officeooo:rsid="002088ee"/>
    </style:style>
    <style:style style:name="T2" style:family="text">
      <style:text-properties officeooo:rsid="0020ce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on-functional requirements:</text:p>
      <text:p text:style-name="P3">Product requirements:</text:p>
      <text:p text:style-name="P1"><text:tab/>Dependability: application should handle errors gratefully</text:p>
      <text:p text:style-name="P1"><text:tab/>Efficiency: </text:p>
      <text:p text:style-name="P1"><text:tab/><text:tab/>Performance: User should wait no more than 2 second for a respond. </text:p>
      <text:p text:style-name="P1"><text:tab/><text:tab/>Space requirements: Application should not take more than 200Mb on user device.</text:p>
      <text:p text:style-name="P1"><text:tab/>Usability: <text:span text:style-name="T2">Users should be able to use the system any time they want.</text:span></text:p>
      <text:p text:style-name="P1"><text:tab/>Security: Users should be able to login only in their own account.</text:p>
      <text:p text:style-name="P3">Organizational requirements:</text:p>
      <text:p text:style-name="P2"><text:tab/>Operational requirements: </text:p>
      <text:p text:style-name="P2"><text:tab/><text:tab/>System should be used as a tool for practice different math topics. </text:p>
      <text:p text:style-name="P2"><text:tab/><text:tab/><text:span text:style-name="T2">System should allow users to authenticate themselves using user name and <text:tab/>password.</text:span></text:p>
      <text:p text:style-name="P1"><text:tab/>Development requirements: System should be developed using Java language in Eclipse.</text:p>
      <text:p text:style-name="P1"><text:tab/>Environmental re<text:span text:style-name="T1">qu</text:span>irements: System should work on android operating system (API 15 or 16).</text:p>
      <text:p text:style-name="P3">External requirements:</text:p>
      <text:p text:style-name="P4"><text:tab/><text:span text:style-name="T1">Ethical requirements: Application should provide correct information about math topics not to confuse users.</text:span></text:p>
      <text:p text:style-name="P4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20:09:39.903126505</meta:creation-date>
    <dc:date>2017-02-26T22:58:30.127524945</dc:date>
    <meta:editing-duration>PT28M22S</meta:editing-duration>
    <meta:editing-cycles>3</meta:editing-cycles>
    <meta:generator>LibreOffice/5.0.6.2$Linux_X86_64 LibreOffice_project/00m0$Build-2</meta:generator>
    <meta:document-statistic meta:table-count="0" meta:image-count="0" meta:object-count="0" meta:page-count="1" meta:paragraph-count="18" meta:word-count="128" meta:character-count="927" meta:non-whitespace-character-count="792"/>
  </office:meta>
</office:document-meta>
</file>